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725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8">
            <text:p>Begins @ Line 10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number-columns-repeated="2"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8">
            <text:p>Line 4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8">
            <text:p>Line 11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8">
            <text:p>Line 4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aracter String ~File Na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8">
            <text:p>Line 59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8">
            <text:p>Line 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number-columns-repeated="2"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8">
            <text:p>Throughout Game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number-columns-repeated="2"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number-columns-repeated="2"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8">
            <text:p>Line 12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8">
            <text:p>Line 52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8">
            <text:p>Line 4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String Object ~File Na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8">
            <text:p>Line 7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8">
            <text:p>Line 112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8">
            <text:p>Lines 116/12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8">
            <text:p>Lines 112-12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8">
            <text:p>Lines 122-12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8">
            <text:p>Lines 140-14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8">
            <text:p>Line 4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8">
            <text:p>Line 4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8">
            <text:p>Line 15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8">
            <text:p>Line 15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8">
            <text:p>Line 4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8">
            <text:p>Line 6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8">
            <text:p>Line 11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8">
            <text:p>Lines 47-49+7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Dsply function sends output to fil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number-columns-repeated="2"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8">
            <text:p>Total</text:p>
          </table:table-cell>
          <table:table-cell office:value-type="float" office:value="30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9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8">
            <text:p>Lines 25-3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8">
            <text:p>Line 7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Ex. Passing the mean into Dsply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8">
            <text:p>Lines 33+542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8">
            <text:p>Lines 32+54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Returns a Bool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8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string" table:style-name="ce8">
            <text:p>Begins @ Line 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8">
            <text:p>Lines 27-2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8">
            <text:p>Line 6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assing an Arra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8">
            <text:p>Lines 34-3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string" table:style-name="ce8">
            <text:p>Line 52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8">
            <text:p>Line 5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8">
            <text:p>Lines 55-56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8">
            <text:p>Line 6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8">
            <text:p>Line 53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Found in Another Variation of Version 7 -&gt; V7_2DArra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8">
            <text:p>Line 5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Found in Another Variation of Version 7 -&gt; V7_Vectors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8">
            <text:p>Lines 63-6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8">
            <text:p>Lines 59-63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Found in Another Variation of Version 7 -&gt; V7_Vectors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8">
            <text:p>Line 6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8">
            <text:p>Line 8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8">
            <text:p>Line 5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8">
            <text:p>Total</text:p>
          </table:table-cell>
          <table:table-cell office:value-type="float" office:value="70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2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CC RCCD</meta:initial-creator>
    <dc:creator>abcdefg</dc:creator>
    <meta:creation-date>2017-01-25T10:21:36Z</meta:creation-date>
    <dc:date>2021-02-14T07:19:51Z</dc:date>
    <meta:editing-cycles>20</meta:editing-cycles>
    <meta:editing-duration>PT4496S</meta:editing-duration>
  </office:meta>
</office:document-meta>
</file>